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micorum Aeternum</text:span> <text:s/>- BFF</text:p>
      <text:p text:style-name="Standard"/>
      <text:p text:style-name="Standard"><text:span text:style-name="T1">Rotamago</text:span> - The Maelstrom</text:p>
      <text:p text:style-name="Standard"/>
      <text:p text:style-name="Standard"><text:span text:style-name="T1">Societate</text:span> - Sällskapet</text:p>
      <text:p text:style-name="Standard"/>
      <text:p text:style-name="Standard"><text:span text:style-name="T1">Cultus Stella</text:span> - Stjärnkulten</text:p>
      <text:p text:style-name="Standard"/>
      <text:p text:style-name="Standard"><text:span text:style-name="T1">Exercitum</text:span> - Nya Armén</text:p>
      <text:p text:style-name="Standard"/>
      <text:p text:style-name="Standard">- Rödsköldarna</text:p>
      <text:p text:style-name="Standard"/>
      <text:p text:style-name="Standard">- Oligakerna…</text:p>
      <text:p text:style-name="Standard"/>
      <text:p text:style-name="Standard"><text:span text:style-name="T1">Rattr Sitaar </text:span></text:p>
      <text:p text:style-name="Standard"/>
      <text:p text:style-name="Standard">En våldsam och direkt elementarmagiker och demonolog som också skriver böcker som avslöjar hur Altors makthavare kollaborerar med kaoskrafter. Rattr hatar dödliga som bjuder in demoner till Altor, de leker med krafter de inte kan kontrollera och sätter andras liv på spel. Han jobbar ensam, men är mycket god vän med Balder Zor och har ett rikt kontaknät i de aidinska och berendiska adelsfamiljerna.</text:p>
      <text:p text:style-name="Standard"/>
      <text:p text:style-name="Standard">Rattr har rest runt en hel del. Han har bekämpat sällskapet runt om i Aidne och blev berömd för en lång och blodig kampanj mot demonofferkulten Hequidal i Berendien. Där sökte han, oftast ensam, upp och dräpte nästan hundra kultister och ett par materialiserade demoner. Hans värsta fiender är dock det magiska folket rokkorosh från en fjärran dimension. Dessa reser mellan världar och har för vana att infiltrera maktstrukturerna de träffar på genom sin fallenhet för utseendeförändring och telepati. Rattr har visat för rokkorosh att de inte kan ta sig in till Altors dimension utan att han varseblir det och han har bett dem att lämna Altor ifred. Rokkorosh försöker ändå och därför har det blivit krig. Rattra Sitaar är en upptagen man…</text:p>
      <text:p text:style-name="Standard"/>
      <text:p text:style-name="Standard">Rattr är högrest, bredaxlad och ungdomlig. Han har långt brunt hår, tvinnade mustascher och långt spetsigt skägg. Han klär sig nästan alltid i röd mantel och kåpa. Han slåss både med magi och ett förtrollat bredsvärd. Han har mängder av magiskt skydd och i strid antar han dessutom metallisk form.</text:p>
      <text:p text:style-name="Standard"/>
      <text:p text:style-name="Standard"><text:span text:style-name="T1">Balder Zor</text:span></text:p>
      <text:p text:style-name="Standard"/>
      <text:p text:style-name="Standard">En karismatisk och utåtriktad Errol Flynn-äventyrare, men också en övermänniska som överglänser alla atletiskt, i svärdsfäktning, ridning, simning och mod. Han kan bli något arrogant i sina sämsta stunder och utsätter sina vänner för fara genom att ta sig an för stora utmaningar. Få individer har dock så stor kapacitet. Balder är inte bara krigare och äventyrare. Han är även en strålande taktiker och behärskar magi på grundläggande nivå.</text:p>
      <text:p text:style-name="Standard"/>
      <text:p text:style-name="Standard">Tidigt föräldralös och uppfostrad av en kringresande smed som gav honom två dvärgasmidda kroksablar i arv. Helt ensam vid 15 och började ett kringströvande liv. Runt de 20 tillbringade han tid i Torshem, runt Nidapasset och i Nargurskogen. Han stred mot svartfolk, hittade skatter, hjälpte dvärgar, fann kärleken (Amora, som följde honom troget därefter), befriade slavar och dräpte mörkeralver och jättespindlar. Han reste sedan västerut, i Zorakin träffade <text:soft-page-break/>han först Rattr som förbjöd honom att experimentera med tillkallande demonologi och sedan undervisade honom. Han träffade även Sirius och Singh när de var och en följde spår som ledde mot Häxmästaren i Svarta Bergen. Balder dräpte med hjälp av sina vänner Häxmästaren eller åtminstone en av hans inkarnationer. Ett stort inbördeskrig bröt ut bland ledarlösa svartfolk och kungen av Kardien belönade trion med hederstitlar och guld. Ett tag bodde Balder och Amora i Ekeborg. Balder tränade med kungens riddare, tävlade och vann i allehanda lekar. Sen kom Singh och Sirius på besök och med sig hade de rykten om att Häxmästarens högra hand Nevirind hade flytt norrut. I handelsstaden Mercana fann de att Nevirind redan hade börjat sprida kaos. Han hade tagit större delen av rådsförsamlingen som gisslan i sin magiska säck och kontrollerade nu staden. Vännerna stred mot honom, men Nevirind vann. Nevirind fann det dock bäst att lämna staden, nu även med Sirius och Singh i sin säck. Balder helade sina skador och insåg att Nevirind skulle sluta upp med Mörkeralverna i öster och inledde en episk jakt på nekromantikern. Överallt längs den 300 mil långa vägen mötte han odöda, svartfolk och lönnmördare, Nevirinds resurser verkade outtömliga. På hedarna utanför Mastika Agga hann Balder till slut upp Nevirind och dräpte honom. Han befriade vännerna och rådsförsamlingen och eskorterade dem till hamnstaden 15 mil bort. Med rådsherrarna skickade Balder bud till sin älskade Amora i Mercana att han nog blev borta något år till. Amora tog med sig sin bebis och hoppade på första båt till Cereval för hon vägrade acceptera sitt öde som äventyraränka. Tyvärr blev hennes båt överfallen av Nordmän och hon hamnade som krigsbyte på Svalöarna. Efter ett år där satte hon en kniv genom hjärnan på hövdingen som hon hamnat hos och återupptog färden mot Cereval.</text:p>
      <text:p text:style-name="Standard"/>
      <text:p text:style-name="Standard">Ovetandes om allt detta korsade vännerna Barbia och lyckades undvika inbördeskriget där. De var nu nämligen på väg att undersöka Sirius legender om månsilvret i Cereval. Dit anlände de 603 och blev goda vänner med både nomader och troll. Det var vännerna som hittade månsilver i Tarassusravinen och startade månsilverruschen 604. Amora kom ikapp sin man och födde i Tarassus ännu en son, dock inte Balders. Han accepterade dock denne som sin egen. Det blev med tiden väldigt ruffigt i Tarassus och nyligen bestämde vännerna att använda en del av sin nya förmögenhet till att låta trollen teleportera dem till Amoras kära Kandra. Tyvärr (?) var detta bara några veckor innan drakarna anlände till Cereval. Ovetandes om detta köpte Balder ett Slott utanför Kandra och tänkte ta det lugnt ett tag. Inte en månad hade gått när Rattr Sitaar dykte upp och övertalade honom att resa tillbaka till Hynsolge och städa upp i oredan där.</text:p>
      <text:p text:style-name="Standard"/>
      <text:p text:style-name="Standard">Balder är 1,89 lång och extremt vältränad med kropp och anlete som gör en del gudar avundsjuka (på riktigt). Han är 35, men ser ut som 22. Han har tidigare klätt sig i naturfärgat ylle ovanpå magisk ringbrynja. Slängd över axeln finns alltid ett armborst med en genomslagskraft som är legendarisk. Där sitter också hans relativt korta kroksablar ”Tark” och ”Toth”. I Cereval började han intressera sig för sitt hemland Hynsolge och folkets kamp där. <text:s/>Därefter klär han sig gärna i rebellfärgen blått, med en blåsvart mantel och Fingal Gorronds sjuuddiga stjärna broderad lite överallt. Han har även en nyköpt, men urgammal kungakrona av mithril som ger honom magiskt skydd.</text:p>
      <text:p text:style-name="Standard"/>
      <text:p text:style-name="Standard">Balder har bestämt sig för att befria Hynsolge. Sirius har uppmärksammat honom på att han kommer från en över tusen år gammal kunglig ätt och nu tänker han finna Fingals svärd Korumil och med det starta en ny och rättvis kungadynasti i landet.</text:p>
      <text:p text:style-name="Standard"/>
      <text:p text:style-name="Standard"><text:span text:style-name="T1">Singh Jongli</text:span></text:p>
      <text:p text:style-name="Standard"/>
      <text:p text:style-name="Standard"><text:soft-page-break/>Singh är en sanritansk björnmunk. I det samkarniska djungellandet vägleds stammarna i både andliga och världsliga frågor av shamaner med djurtotem som karakteristika. Det finns tex sengångarmunkar, papegojmunkar och mambamunkar. Singh är som namnet antyder (= björn) en björnmunk och de är experter på ätliga växter och brottning. Jongli är ett givet namn (från ordensmästaren) som betyder orubblig. Han klär sig sällan i skor och det är bara sedan han kom till Ereb som han bär byxor och tunika. Till sättet är Singh tystlåten, eftertänksam och ansvarsfull. Han skulle kunna beskrivas som en civilsationskritiker.</text:p>
      <text:p text:style-name="Standard"/>
      <text:p text:style-name="Standard">Singh blev björnmunk för att en mästare kom till hans hemby och bad om några lärlingar. Singhs föräldrar erbjöd sin lille påg och tillsammans med ytterligare tre andra började han träna med björnmunken. Efter två veckor gav munken sig av och sedan dröjde det över ett år innan det kom bud till Singhs föräldrar att han skulle flytta till templet Sayn Shanda för att genomgå träning till novis. Singh excellerade i allt och blev själv mästare redan vid 22 års ålder. Några år senare hamnade han i bekymmer när han undersökte spår av gravplundrare. Dessa ledde till Svarta Rosen, en sammanslutning av svartkonstutövare i Krilloan. På eget bevåg beslöt han sig för att straffa ledarna för den operation som gjort odöda av flera hundra begravda sanritier. Han förberedde sig väl och skaffade magiskt skydd och skred sedan till verket. På magikernas ö landsteg han och slog sönder de kraftgeneratorer som gav de odöda sina vanliv. I bara farten brände han ner ett bibliotek också, men i flykten blev han slukad och infångad av en zombieval. Han fick tala för sin sak inför en jury och en domare menade att det fanns vissa bevekelsegrunder till hans brottsgärning. Därmed skulle Singh inte plikta med sitt liv utan bara landsförvisas. Det lät bra tänkte Singh, men tyvärr blev han förvisad till Gombitakles Slemdjungler, en dödlig plats utan möjlighet att komma ifrån. Singh lyckades dock överleva i den ogästvänliga miljön och efter en tid träffade han på en Kaklun. Denne fattade tycke för den lille humanoiden och skickade tillbaka Singh till Altor. Priset blev att han skulle döda Häxmästaren i Svarta Bergen, den ende människan som lyckats förslava kakluner. Singh hamnade alltså i Kardien och började förbereda sig för sitt uppdrag. Tillsammans med Sirius och Balder som ju hade samma plan så lyckades de också även om de fattade misstankar om att Häxmästaren lyckats skifta hamn och komma undan. För att finna klarhet besökte Singh och Sirius ett orakel i Goiana och det var där de fick upp spåret på Nevirind som troligen satt inne på mer information. De återförenades med Balder och från denna punkt var de en sammansvetsad trio. Under vistelsen i Cereval blev Singh mycket god vän med trollen efter att ha valt deras sida i en konflikt med människorna där. Nuförtiden lever Singh inte sitt liv som en björnmunk. Han har tagit till sig av den joriska kulturen och sysselsätter sig med äventyr. En drivkraft är dock hans övertygelse om att svartkonst är ondskefullt. Singh driver omkring ensam för det mesta, men slår sig samman med äventyrargrupper ibland, tex cerevalliska troll. </text:p>
      <text:p text:style-name="Standard"/>
      <text:p text:style-name="Standard">Singh är endast 1,62 lång, men bred och byggd som en tyngdlyftare. Han är samtidigt oerhört vig och har snabbare reflexer än någon annan människa. Han slåss oftast obeväpnad. Han besegrar med lätthet fullt rustade, normaltränade soldater med sin kombination av brottning och boxning. När han behöver vinna en snabb seger mot flera erfarna motståndare tar han hjälp av en trästav som ger honom den räckvidd som han annars saknar. Singh är brunhyad, har ingen ansiktsbehåring, långt rakt svart hår, bruna lite sneda ögon och höga kindben. Han ser alltid lugn och kontrollerad ut. Han är omöjlig att överraska och skrämma. Hans psyke är stenhårt och till sin hjälp har han dessutom en stridsande bunden i sin kropp.</text:p>
      <text:p text:style-name="Standard"/>
      <text:p text:style-name="Standard"><text:span text:style-name="T1">Sirius Gryningsdimma</text:span></text:p>
      <text:p text:style-name="P1"/>
      <text:p text:style-name="Standard"><text:soft-page-break/>Sirius föddes för nästan 250 år sedan i Landori. Han hade en stillsam uppväxt och studerade många olika lärdomsfält innan han bestämde sig för att bli animistmagiker. Han inträdde sent i livsfasen ”asarim”, tiden då alven reser runt och undersöker sin omvärld. Sirius reste långt och kom till människornas länder. Han var nyfiken på de ivriga och uppfinningsrika folken och studerade deras lärdomar och även deras sätt att bruka magi. Sirius blev vad människorna kallar ”ljusalv” och vad alverna själva med viss sorg kallar för ”won-asarim” (de som inte kommer tillbaka). Sirius har helt enkelt vant sig vid de myllrande människoraserna och gillar att ha dem omkring sig. Under 70 år har han bott i många länder (främst Zorakin) och haft flera romanser med människokvinnor. Oftast lever han dock ensam. Ibland kommer människorna till honom och ber honom att undersöka varför naturen beter sig som den gör eller om det möjligen är svartkonst i görningen. På det viset har han utför otaliga mindre äventyrsgärningar, men genombrottet kom för tio år sedan när han stoppade och kanske dräpte Häxmästaren i Svarta Bergen. Sedan dess har han flängt runt halva Ereb tillsammans med Balder och Singh. Han har blivit en storfräsare inom äventyrarbranschen och har faktiskt (med alvers mått) totalt tappat fotfästet och blivit en adrenalinjunkie. Han söker spänningen och har lärt sig att hantera pilbågen med en mästares hand. Med magi, alvens snabbhet och dödliga pilar har han blivit en legend inom äventyrargillena och arenastriderna. Sirius är egentligen en akademiker som vill studera naturbalans och månalvslegender, men just nu är han den coolaste actionalven alive! Sirius är medlem i BFF och har i sin nyfunna omogenhet funnit en vän i Carlon Doriol. Han har en konflikt med Balder sedan denne avslöjat sina ambitioner att bli kung i Hynsolge. Sirius gillar inte auktoriteter utan föredrar Gastons anarkism framför Balders despoti. Det är lite kyligt mellan de gamla vapendragarna.</text:p>
      <text:p text:style-name="Standard"/>
      <text:p text:style-name="Standard">Sirius är 1,80, smal och senig. Han har långt brunt hår, men är rakad och tatuerad med en alvisk kraftsymbol på höger sida av skallen. Han klär sig numera i mörkt, smidigt läder med utsmyckningar i silver och mithril. De som ser honom ser ett fräsigt modelejon som måste tillhöra ett av äventyrargillena. Dyker det upp en ny statuspryl på marknaden så står Sirius först i kön för att köpa den med hjälp av sitt feta bankkonto.</text:p>
      <text:p text:style-name="Standard"/>
      <text:p text:style-name="Standard"><text:span text:style-name="T1">Sigurd Bjarnsen</text:span></text:p>
      <text:p text:style-name="P1"/>
      <text:p text:style-name="Standard">Sigurd är en berömd upptäcksresande som numera lever på sitt kapitals avkastning och att hålla föreläsningar. Han är gammal nu, över 80 år, men vid god vigör och med ett skarpt intellekt. Han bor i Fervidun, mycket för att han aldrig slutar att intressera sig för världen han lever i och till Erebs största stad kommer det alltid ny kunskap med handelsskeppen. Det handlar också om att han har sin favoritrestaurang i stan, Tre Knivar.</text:p>
      <text:p text:style-name="Standard">Sigurd var akademiker och skriftställare vid Lycéet i Pendon fram tills han var 30 år, först då började hans fältkarriär. Han fick en expedition ner längs Samkarnas västkust finansierad och seglade söderut dit få erebier varit före honom. Med sig hade han en legendarisk besättning och den främste förutom expeditionsledaren själv blev en däckspojke, kattmannen Lendeor Jitrao. Sigurd var modig och dumdristig och försatte besättningen i sägenomspunna bekymmer och det blev nästan alltid den listige och förslagen Lendeor som löste deras problem. En livslång vänskap växte så klart fram. Sigurd etablerade handelsstationer ända ner till Morginnerskogen för den zorakinske kungen. Han kartlade stora kustområden och beskrev nya arter av växter och djur och blev särskilt känd för sina närgångna porträtt av ländernas folk och hövdingar. Redan efter den första resan, som varade i tre år, hyllades Sigurd som en hjälte. Han stannade hemma lika länge och skrev böcker och föreläste på Lycéet och i adelns salonger. Sedan var det dags igen. Andra resan seglade han runt Melukha och de andra stora öarna i Västerhavet och han fann då alvernas urhem. Tredje resan seglade han söderut igen och sen uppför den väldiga Morginnerfloden. Fjärde resan korsade han Samkarnas öken och <text:soft-page-break/>var flera gånger nära döden. Femte resan utgick från Krilloan och då utforskades bergskedjan Krystalerna. Det blev flera resor, men dessa var bara återkomster till områden han redan beskrivit eller resor i redan kända vatten som tex Ormsjön. Sigurd närmade sig femtio när Storkonungen av Furgia bjöd in honom till sitt Hov i miljonstaden Ketoriam för att undervisa där under ett år. Sigurd tackade ja, tog med sig Lendeor, och reste österut via Krun. Besöket blev en succé. Storkonungens spioner upptäckte efter tre månader extremt positiva ordalag om härskaren i Sigurds dagboksanteckningar. Därefter hade Sigurd tillträde överallt och det utnyttjade han till att resa till platser dit utlänningar aldrig förut släppts in. Han stannade i Furgia i tio år och skrev sitt storverk ”Akrogals Historia” där. Verket är idag Erebs furstars viktigaste källa till kunskap om jätten i öster. Sigurd reste tillbaka till Pendon, men blev indragen i en maktkamp på Lycéet och stödde den förlorande sidan. Det var då, sextiofyra år gammal som han flyttade till Fervidun och där har han bott sedan dess. Här ger han ut tidsskiften ”Metafysiska funderingar” där han i svulstiga ordalag försöker lära sina läsare om allt. Texterna är inte helt enkla att ta till sig av och tonen är tidviss förvirrad, men många prenumererar ändå.</text:p>
      <text:p text:style-name="Standard"/>
      <text:p text:style-name="Standard">Sigurd är 1,68, brunhårig och bär helskägg. Han har alltid en trekantig hatt på sig, gärna med fjädrar i. Sigurd är förtjust i mat, men blir aldrig fet. Däremot är det en upplevelse att bli hembjuden på middag hos honom. Hans kockar lagar väldigt exotisk mat från någon av Sigurds egenförfattade receptsamlingar.</text:p>
      <text:p text:style-name="Standard"/>
      <text:p text:style-name="Standard"><text:span text:style-name="T1">Lendeor Jitrao</text:span></text:p>
      <text:p text:style-name="P1"/>
      <text:p text:style-name="Standard">Kattmannen med nio liv tillbringade sina först år som slav hos en zorakisk greve. Han fick underhålla med akrobatik och gyckelkonster. När greven låg för döden gav han Lendeor sin frihet. Kattmannen började uppträda i Pendons hamnkvarter och mönstrade snart på ett skepp av nyfikenhet. Efter ett par år var Lendeor en van sjöman och hamnade på Sigurds expedition. Därefter var de ett oskiljbart par. Ingen av dem gifte sig någonsin, vilket gav upphov till en del lustiga rykten. Lendeor räddade alltid Sigurd ur bekymmer, men hade sämre koll på de egna finanserna. Han har varit rik och utfattig och allt däremellan. Han verkar nämligen ha svårt att se pengars värde, värderar saker helt annorlunda mot de flesta och han älskar att äga märkliga ting. För att göra saken värre är han spelberoende och gillar rusdrycker. Han är sjuttio år nu och ser rätt sliten ut. Smidigheten har<text:bookmark text:name="_GoBack"/> flytt hans kropp och han är bara riktigt glad när Sigurd kommer på besök i det museiliknande hus där han bor bakom fördragna fönsterluckor.</text:p>
      <text:p text:style-name="Standard"/>
      <text:p text:style-name="Standard"><text:span text:style-name="T1">Perrin Thorsson</text:span></text:p>
      <text:p text:style-name="P1"/>
      <text:p text:style-name="Standard"><text:span text:style-name="T1">Hristomilo Lakhan</text:span></text:p>
      <text:p text:style-name="P1"/>
      <text:p text:style-name="Standard"><text:span text:style-name="T1">Fredin Lindorm</text:span></text:p>
      <text:p text:style-name="P1"/>
      <text:p text:style-name="Standard"><text:span text:style-name="T1">Carlon Doriol</text:span></text:p>
      <text:p text:style-name="P1"/>
      <text:p text:style-name="Standard"><text:span text:style-name="T1">Gaston Morgonstjärna</text:span></text:p>
      <text:p text:style-name="P1"/>
      <text:p text:style-name="Standard"><text:span text:style-name="T1">Dregos Morgonstjärna</text:span></text:p>
      <text:p text:style-name="P1"/>
      <text:p text:style-name="Standard"><text:span text:style-name="T1">Akeem N’Kono</text:span></text:p>
      <text:p text:style-name="P1"/>
      <text:p text:style-name="Standard"><text:soft-page-break/><text:span text:style-name="T1">Rachid Zathago</text:span></text:p>
      <text:p text:style-name="P1"/>
      <text:p text:style-name="Standard"><text:span text:style-name="T1">Darri Igammi</text:span></text:p>
      <text:p text:style-name="P1"/>
      <text:p text:style-name="Standard"><text:span text:style-name="T1">Marcaril Botanis</text:span></text:p>
      <text:p text:style-name="P1"/>
      <text:p text:style-name="Standard"><text:span text:style-name="T1">Bengt Bjälke</text:span></text:p>
      <text:p text:style-name="P1"/>
      <text:p text:style-name="Standard"><text:span text:style-name="T1">Abrahim Stenklo</text:span></text:p>
      <text:p text:style-name="P1"/>
      <text:p text:style-name="Standard"><text:span text:style-name="T1">Mefimor 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Gullven</meta:initial-creator>
    <dc:creator>Markus Gullven</dc:creator>
    <meta:editing-cycles>9</meta:editing-cycles>
    <meta:creation-date>2014-02-12T21:29:00</meta:creation-date>
    <dc:date>2014-02-17T20:53:00</dc:date>
    <meta:editing-duration>PT3M29S</meta:editing-duration>
    <meta:generator>OpenOffice.org/3.3$Win32 OpenOffice.org_project/330m20$Build-9567</meta:generator>
    <meta:document-statistic meta:table-count="0" meta:image-count="0" meta:object-count="0" meta:page-count="6" meta:paragraph-count="43" meta:word-count="2798" meta:character-count="171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